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086cm"/>
    </style:style>
    <style:style style:name="co3" style:family="table-column">
      <style:table-column-properties fo:break-before="auto" style:column-width="1.99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ff0000"/>
    </style:style>
    <style:style style:name="ce4" style:family="table-cell" style:parent-style-name="Default" style:data-style-name="N1"/>
    <style:style style:name="ce5" style:family="table-cell" style:parent-style-name="Default" style:data-style-name="N110"/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Taulukko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2">
          <table:table-cell table:number-columns-repeated="11"/>
        </table:table-row>
        <table:table-row table:style-name="ro2">
          <table:table-cell office:value-type="string">
            <text:p>Pvm</text:p>
          </table:table-cell>
          <table:table-cell office:value-type="string">
            <text:p>Mitä tehty</text:p>
          </table:table-cell>
          <table:table-cell office:value-type="string">
            <text:p>Työaika/h</text:p>
          </table:table-cell>
          <table:table-cell office:value-type="string">
            <text:p>Uudet rivit</text:p>
          </table:table-cell>
          <table:table-cell office:value-type="string">
            <text:p>Havaitut bugit</text:p>
          </table:table-cell>
          <table:table-cell office:value-type="string">
            <text:p>Korjatut bugit</text:p>
          </table:table-cell>
          <table:table-cell/>
          <table:table-cell office:value-type="string">
            <text:p>Viikko</text:p>
          </table:table-cell>
          <table:table-cell office:value-type="string">
            <text:p>Tunteja</text:p>
          </table:table-cell>
          <table:table-cell office:value-type="string">
            <text:p>Rivejä</text:p>
          </table:table-cell>
          <table:table-cell office:value-type="string">
            <text:p>Bugeja</text:p>
          </table:table-cell>
        </table:table-row>
        <table:table-row table:style-name="ro3">
          <table:table-cell table:style-name="ce1" office:value-type="date" office:date-value="2012-07-08">
            <text:p>08.07.12</text:p>
          </table:table-cell>
          <table:table-cell office:value-type="string">
            <text:p>rangeStart ja rangeEnd oskillaattorien metodeihin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style-name="ce1" office:value-type="date" office:date-value="2012-07-07">
            <text:p>07.07.12</text:p>
          </table:table-cell>
          <table:table-cell office:value-type="string">
            <text:p>Korjattu bugi 10.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style-name="ce1" office:value-type="date" office:date-value="2012-05-06">
            <text:p>06.05.12</text:p>
          </table:table-cell>
          <table:table-cell office:value-type="string">
            <text:p>MIDIn alkua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style-name="ce1" office:value-type="date" office:date-value="2012-04-06">
            <text:p>06.04.12</text:p>
          </table:table-cell>
          <table:table-cell office:value-type="string">
            <text:p>Alipäästösuodatinkin toimii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style-name="ce1" office:value-type="date" office:date-value="2012-04-06">
            <text:p>06.04.12</text:p>
          </table:table-cell>
          <table:table-cell office:value-type="string">
            <text:p>LFO toimii täydellisesti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2">
            <text:p>12</text:p>
          </table:table-cell>
          <table:table-cell table:formula="of:=SUM([.C29:.C38])" office:value-type="float" office:value="21">
            <text:p>21</text:p>
          </table:table-cell>
          <table:table-cell table:formula="of:=SUM([.D29:.D38])" office:value-type="float" office:value="1321">
            <text:p>1321</text:p>
          </table:table-cell>
          <table:table-cell table:formula="of:=SUM([.E29:.E38])" office:value-type="float" office:value="7">
            <text:p>7</text:p>
          </table:table-cell>
        </table:table-row>
        <table:table-row table:style-name="ro2">
          <table:table-cell table:style-name="ce1" office:value-type="date" office:date-value="2012-04-05">
            <text:p>05.04.12</text:p>
          </table:table-cell>
          <table:table-cell office:value-type="string">
            <text:p>LFO toimii melkein</text:p>
          </table:table-cell>
          <table:table-cell office:value-type="float" office:value="1.5">
            <text:p>1,5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table:formula="of:=SUM([.C14:.C23])" office:value-type="float" office:value="28">
            <text:p>28</text:p>
          </table:table-cell>
          <table:table-cell table:formula="of:=SUM([.D14:.D23])" office:value-type="float" office:value="896">
            <text:p>896</text:p>
          </table:table-cell>
          <table:table-cell table:formula="of:=SUM([.E14:.E23])" office:value-type="float" office:value="15">
            <text:p>15</text:p>
          </table:table-cell>
        </table:table-row>
        <table:table-row table:style-name="ro2">
          <table:table-cell table:style-name="ce1" office:value-type="date" office:date-value="2012-04-04">
            <text:p>04.04.12</text:p>
          </table:table-cell>
          <table:table-cell office:value-type="string">
            <text:p>GUI:n parametripäivitykset suoraan jaettuun luokkaan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 table:formula="of:=SUM([.C7:.C13])" office:value-type="float" office:value="13">
            <text:p>13</text:p>
          </table:table-cell>
          <table:table-cell table:formula="of:=SUM([.D7:.D13])" office:value-type="float" office:value="396">
            <text:p>396</text:p>
          </table:table-cell>
          <table:table-cell table:formula="of:=SUM([.E7:.E13])" office:value-type="float" office:value="4">
            <text:p>4</text:p>
          </table:table-cell>
        </table:table-row>
        <table:table-row table:style-name="ro2">
          <table:table-cell table:style-name="ce1" office:value-type="date" office:date-value="2012-04-04">
            <text:p>04.04.12</text:p>
          </table:table-cell>
          <table:table-cell office:value-type="string">
            <text:p>Optimoitu envelopefunktiot</text:p>
          </table:table-cell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style-name="ce1" office:value-type="date" office:date-value="2012-04-04">
            <text:p>04.04.12</text:p>
          </table:table-cell>
          <table:table-cell office:value-type="string">
            <text:p>Korjattu bugi #7. Tehty oskillaattorien tilan debugprintti.</text:p>
          </table:table-cell>
          <table:table-cell office:value-type="float" office:value="1.5">
            <text:p>1,5</text:p>
          </table:table-cell>
          <table:table-cell office:value-type="float" office:value="140">
            <text:p>14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style-name="ce1" office:value-type="date" office:date-value="2012-04-04">
            <text:p>04.04.12</text:p>
          </table:table-cell>
          <table:table-cell office:value-type="string">
            <text:p>Tutkittu, onko suora sinf() nopeampi kuin taulukoitu. (Ei ole)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style-name="ce1" office:value-type="date" office:date-value="2012-04-03">
            <text:p>03.04.12</text:p>
          </table:table-cell>
          <table:table-cell office:value-type="string">
            <text:p>Korjattu retriggerin bugi. Nyt ei napsu enää!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style-name="ce1" office:value-type="date" office:date-value="2012-04-01">
            <text:p>01.04.12</text:p>
          </table:table-cell>
          <table:table-cell office:value-type="string">
            <text:p>Lisää testausta. Pari bugia korjattu</text:p>
          </table:table-cell>
          <table:table-cell office:value-type="float" office:value="5">
            <text:p>5</text:p>
          </table:table-cell>
          <table:table-cell office:value-type="float" office:value="320">
            <text:p>32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style-name="ce1" office:value-type="date" office:date-value="2012-03-31">
            <text:p>31.03.12</text:p>
          </table:table-cell>
          <table:table-cell office:value-type="string">
            <text:p>Rätinäbugi löytyi ja korjattiin. Lisää testausta.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style-name="ce1" office:value-type="date" office:date-value="2012-03-31">
            <text:p>31.03.12</text:p>
          </table:table-cell>
          <table:table-cell office:value-type="string">
            <text:p>Järjestelmätestausta. Optimointia. Rätinäbugin ihmettelyä.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style-name="ce1" office:value-type="date" office:date-value="2012-03-31">
            <text:p>31.03.12</text:p>
          </table:table-cell>
          <table:table-cell office:value-type="string">
            <text:p>Synthesizerin generateSound. Ääntä JACKiin.</text:p>
          </table:table-cell>
          <table:table-cell office:value-type="float" office:value="1.5">
            <text:p>1,5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style-name="ce1" office:value-type="date" office:date-value="2012-03-30">
            <text:p>30.03.12</text:p>
          </table:table-cell>
          <table:table-cell office:value-type="string">
            <text:p>Yksikkötestit kunnossa, bugit korjattu.</text:p>
          </table:table-cell>
          <table:table-cell office:value-type="float" office:value="2.5">
            <text:p>2,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style-name="ce1" office:value-type="date" office:date-value="2012-03-29">
            <text:p>29.03.12</text:p>
          </table:table-cell>
          <table:table-cell office:value-type="string">
            <text:p>Yksikkötestien ruuvausta kuntoon. BUGIEN korjausta.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style-name="ce1" office:value-type="date" office:date-value="2012-03-29">
            <text:p>29.03.12</text:p>
          </table:table-cell>
          <table:table-cell office:value-type="string">
            <text:p>OscillatorParametres: muutokset kolmeen luokkaan. Testit.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style-name="ce1" office:value-type="date" office:date-value="2012-03-28">
            <text:p>28.03.12</text:p>
          </table:table-cell>
          <table:table-cell office:value-type="string">
            <text:p>Profilointia ja suunnittelua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style-name="ce1" office:value-type="date" office:date-value="2012-03-26">
            <text:p>26.03.12</text:p>
          </table:table-cell>
          <table:table-cell office:value-type="string">
            <text:p>Synthesizer.processParameterChange</text:p>
          </table:table-cell>
          <table:table-cell office:value-type="float" office:value="3">
            <text:p>3</text:p>
          </table:table-cell>
          <table:table-cell office:value-type="float" office:value="220">
            <text:p>220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style-name="ce1" office:value-type="date" office:date-value="2012-03-26">
            <text:p>26.03.12</text:p>
          </table:table-cell>
          <table:table-cell office:value-type="string">
            <text:p>Synthesizer.checkJackExceptions, SynthGui.endExecution</text:p>
          </table:table-cell>
          <table:table-cell office:value-type="float" office:value="3">
            <text:p>3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style-name="ce1" office:value-type="date" office:date-value="2012-03-25">
            <text:p>25.03.12</text:p>
          </table:table-cell>
          <table:table-cell office:value-type="string">
            <text:p>ValueSet ja KeyValueSet + testit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90">
            <text:p>490</text:p>
          </table:table-cell>
          <table:table-cell table:number-columns-repeated="2" table:style-name="ce3" office:value-type="float" office:value="4">
            <text:p>4</text:p>
          </table:table-cell>
          <table:table-cell table:number-columns-repeated="5"/>
        </table:table-row>
        <table:table-row table:style-name="ro2">
          <table:table-cell table:style-name="ce1" office:value-type="date" office:date-value="2012-03-23">
            <text:p>23.03.12</text:p>
          </table:table-cell>
          <table:table-cell office:value-type="string">
            <text:p>Synthesizer-luokan alku, JACK</text:p>
          </table:table-cell>
          <table:table-cell office:value-type="float" office:value="3">
            <text:p>3</text:p>
          </table:table-cell>
          <table:table-cell office:value-type="float" office:value="106">
            <text:p>106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style-name="ce1" office:value-type="date" office:date-value="2012-03-22">
            <text:p>22.03.12</text:p>
          </table:table-cell>
          <table:table-cell office:value-type="string">
            <text:p>Verhokäyrä ja sen perustesti</text:p>
          </table:table-cell>
          <table:table-cell office:value-type="float" office:value="1.5">
            <text:p>1,5</text:p>
          </table:table-cell>
          <table:table-cell office:value-type="float" office:value="270">
            <text:p>270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style-name="ce1" office:value-type="date" office:date-value="2012-03-19">
            <text:p>19.03.12</text:p>
          </table:table-cell>
          <table:table-cell office:value-type="string">
            <text:p>Pointtereiden sijasta taulukoita ja taulukkoindeksejä</text:p>
          </table:table-cell>
          <table:table-cell office:value-type="float" office:value="0.5">
            <text:p>0,5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style-name="ce1" office:value-type="date" office:date-value="2012-03-19">
            <text:p>19.03.12</text:p>
          </table:table-cell>
          <table:table-cell office:value-type="string">
            <text:p>bufferLength metodiparametrista Oscillatorin kentäksi</text:p>
          </table:table-cell>
          <table:table-cell office:value-type="float" office:value="0.5">
            <text:p>0,5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style-name="ce1" office:value-type="date" office:date-value="2012-03-18">
            <text:p>18.03.12</text:p>
          </table:table-cell>
          <table:table-cell office:value-type="string">
            <text:p>Amplitudimodulaatio ja sen testi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style-name="ce1" office:value-type="date" office:date-value="2012-03-17">
            <text:p>17.03.12</text:p>
          </table:table-cell>
          <table:table-cell office:value-type="string">
            <text:p>Taajuus- ja pulssinleveysmodulaation testit</text:p>
          </table:table-cell>
          <table:table-cell office:value-type="float" office:value="2">
            <text:p>2</text:p>
          </table:table-cell>
          <table:table-cell office:value-type="float" office:value="225">
            <text:p>225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style-name="ce1" office:value-type="date" office:date-value="2012-03-17">
            <text:p>17.03.12</text:p>
          </table:table-cell>
          <table:table-cell office:value-type="string">
            <text:p>Lisää muutoksia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00">
            <text:p>200</text:p>
          </table:table-cell>
          <table:table-cell table:number-columns-repeated="2" table:style-name="ce3" office:value-type="float" office:value="4">
            <text:p>4</text:p>
          </table:table-cell>
          <table:table-cell table:number-columns-repeated="5"/>
        </table:table-row>
        <table:table-row table:style-name="ro2">
          <table:table-cell table:style-name="ce1" office:value-type="date" office:date-value="2012-03-16">
            <text:p>16.03.12</text:p>
          </table:table-cell>
          <table:table-cell office:value-type="string">
            <text:p>MainOscillator-luokan alkua. Toteutuspohdintaa. (Mm. funktio-osoitin staattisena jäsenmuuttujana)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style-name="ce1" office:value-type="date" office:date-value="2012-03-14">
            <text:p>14.03.12</text:p>
          </table:table-cell>
          <table:table-cell office:value-type="string">
            <text:p>Ensimmäiset yksikkötestit</text:p>
          </table:table-cell>
          <table:table-cell office:value-type="float" office:value="1.5">
            <text:p>1,5</text:p>
          </table:table-cell>
          <table:table-cell office:value-type="float" office:value="108">
            <text:p>108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style-name="ce1" office:value-type="date" office:date-value="2012-03-14">
            <text:p>14.03.12</text:p>
          </table:table-cell>
          <table:table-cell office:value-type="string">
            <text:p>Oskillaattoriluokkia lisää (kantaluokka ja LFO valmiiksi)</text:p>
          </table:table-cell>
          <table:table-cell office:value-type="float" office:value="2">
            <text:p>2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style-name="ce1" office:value-type="date" office:date-value="2012-03-14">
            <text:p>14.03.12</text:p>
          </table:table-cell>
          <table:table-cell office:value-type="string">
            <text:p>Luokkasuunnittelu, kolmen luokan pohjat</text:p>
          </table:table-cell>
          <table:table-cell office:value-type="float" office:value="1">
            <text:p>1</text:p>
          </table:table-cell>
          <table:table-cell office:value-type="float" office:value="166">
            <text:p>166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style-name="ce1" office:value-type="date" office:date-value="2012-03-13">
            <text:p>13.03.12</text:p>
          </table:table-cell>
          <table:table-cell office:value-type="string">
            <text:p>KeyTranslations-taulukko</text:p>
          </table:table-cell>
          <table:table-cell office:value-type="float" office:value="0.5">
            <text:p>0,5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style-name="ce1" office:value-type="date" office:date-value="2012-03-12">
            <text:p>12.03.12</text:p>
          </table:table-cell>
          <table:table-cell office:value-type="string">
            <text:p>Oskillaattoriluokkaa, törttöilyä Gitillä</text:p>
          </table:table-cell>
          <table:table-cell office:value-type="float" office:value="1">
            <text:p>1</text:p>
          </table:table-cell>
          <table:table-cell office:value-type="float" office:value="165">
            <text:p>165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style-name="ce1" office:value-type="date" office:date-value="2012-03-12">
            <text:p>12.03.12</text:p>
          </table:table-cell>
          <table:table-cell office:value-type="string">
            <text:p>Koodin selvennys, uusi luokka, uusi metodi, tuplapuskurointi</text:p>
          </table:table-cell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7:.C38])" office:value-type="float" office:value="73.5">
            <text:p>73,5</text:p>
          </table:table-cell>
          <table:table-cell table:formula="of:=SUM([.D3:.D38])" office:value-type="float" office:value="3597">
            <text:p>3597</text:p>
          </table:table-cell>
          <table:table-cell table:formula="of:=SUM([.E3:.E38])" office:value-type="float" office:value="32">
            <text:p>32</text:p>
          </table:table-cell>
          <table:table-cell table:formula="of:=SUM([.F3:.F38]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number-columns-repeated="11"/>
        </table:table-row>
        <table:table-row table:style-name="ro3">
          <table:table-cell/>
          <table:table-cell table:style-name="ce2" office:value-type="string">
            <text:p>Keskimääräinen <text:span text:style-name="T1">rivejä per tunti</text:span></text:p>
          </table:table-cell>
          <table:table-cell table:style-name="ce4" table:formula="of:=[.D39]/[.C39]" office:value-type="float" office:value="48.9387755102041">
            <text:p>49</text:p>
          </table:table-cell>
          <table:table-cell table:number-columns-repeated="8"/>
        </table:table-row>
        <table:table-row table:style-name="ro2">
          <table:table-cell/>
          <table:table-cell table:style-name="ce2" office:value-type="string">
            <text:p>Tuntia/bugi</text:p>
          </table:table-cell>
          <table:table-cell table:style-name="ce5" table:formula="of:=[.C39]/[.E39]" office:value-type="float" office:value="2.296875">
            <text:p>2,3</text:p>
          </table:table-cell>
          <table:table-cell table:number-columns-repeated="8"/>
        </table:table-row>
        <table:table-row table:style-name="ro2">
          <table:table-cell/>
          <table:table-cell table:style-name="ce2" office:value-type="string">
            <text:p>Riviä/bugi</text:p>
          </table:table-cell>
          <table:table-cell table:style-name="ce4" table:formula="of:=[.D39]/[.E39]" office:value-type="float" office:value="112.40625">
            <text:p>112</text:p>
          </table:table-cell>
          <table:table-cell table:number-columns-repeated="8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style-name="ce2" office:value-type="string">
            <text:p>Miten bugit syntyvät</text:p>
          </table:table-cell>
          <table:table-cell table:number-columns-repeated="10"/>
        </table:table-row>
        <table:table-row table:style-name="ro2">
          <table:table-cell office:value-type="string">
            <text:p>1. Yrittää ahnehtia liian suurta muutosta kerralla. Kun on monta asiaa muutettavana, niin unohtaa tehdä olennaiset muutokset kaikkiin paikkoihin, ja sitten ei toimi.</text:p>
          </table:table-cell>
          <table:table-cell table:number-columns-repeated="10"/>
        </table:table-row>
        <table:table-row table:style-name="ro2">
          <table:table-cell office:value-type="string">
            <text:p>2. Tekee jonkin asian liian vaikeasti / ajattelee väsyneenä taulukkoindeksit väärin.</text:p>
          </table:table-cell>
          <table:table-cell table:number-columns-repeated="10"/>
        </table:table-row>
        <table:table-row table:style-name="ro2">
          <table:table-cell office:value-type="string">
            <text:p>3. Yrittää mikro-optimoida C-kielen pointtereilla.</text:p>
          </table:table-cell>
          <table:table-cell table:number-columns-repeated="10"/>
        </table:table-row>
        <table:table-row table:style-name="ro2" table:number-rows-repeated="104852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Taulukk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ulukko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0">
      <number:number number:decimal-places="1"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8">00.00.0000</text:date>, <text:time>00:00:00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T </meta:initial-creator>
    <meta:creation-date>2012-03-12T21:20:30</meta:creation-date>
    <dc:date>2012-07-08T20:38:05</dc:date>
    <meta:editing-duration>PT5H41M24S</meta:editing-duration>
    <meta:editing-cycles>62</meta:editing-cycles>
    <meta:generator>LibreOffice/3.5$Linux_x86 LibreOffice_project/350m1$Build-2</meta:generator>
    <meta:document-statistic meta:table-count="3" meta:cell-count="250" meta:object-count="0"/>
  </office:meta>
</office:document-meta>
</file>